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97f18" officeooo:paragraph-rsid="0018f66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52525" style:font-name="Liberation Serif" fo:font-size="12pt" fo:letter-spacing="normal" fo:font-style="normal" fo:font-weight="normal" officeooo:rsid="0018472c" officeooo:paragraph-rsid="0018f66e" style:font-size-asian="12pt" style:font-weight-asian="bold" style:font-size-complex="12pt" style:font-weight-complex="bold"/>
    </style:style>
    <style:style style:name="P3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8472c" officeooo:paragraph-rsid="0018f66e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94d40" officeooo:paragraph-rsid="0018f66e" style:font-size-asian="12pt" style:font-weight-asian="bold" style:font-size-complex="12pt" style:font-weight-complex="bold"/>
    </style:style>
    <style:style style:name="P5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18472c" officeooo:paragraph-rsid="0018f66e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194d40" officeooo:paragraph-rsid="0018f66e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252525" style:font-name="Liberation Serif" fo:font-size="12pt" fo:letter-spacing="normal" fo:font-style="italic" fo:font-weight="normal" officeooo:rsid="00197f18" officeooo:paragraph-rsid="0018f66e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197f18" officeooo:paragraph-rsid="0018f66e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text-properties fo:font-variant="normal" fo:text-transform="none" fo:color="#252525" style:font-name="Dudu Cyryllic" fo:font-size="12pt" fo:letter-spacing="normal" fo:font-style="normal" fo:font-weight="normal" officeooo:rsid="00194d40" officeooo:paragraph-rsid="0018f66e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tyle="normal" officeooo:rsid="0039f06c" officeooo:paragraph-rsid="0018f66e" style:font-style-asian="normal" style:font-style-complex="normal"/>
    </style:style>
    <style:style style:name="P11" style:family="paragraph" style:parent-style-name="Standard">
      <style:text-properties fo:font-style="normal" officeooo:rsid="003ba70f" officeooo:paragraph-rsid="0018f66e" style:font-style-asian="normal" style:font-style-complex="normal"/>
    </style:style>
    <style:style style:name="P12" style:family="paragraph" style:parent-style-name="Standard">
      <style:text-properties fo:font-style="normal" officeooo:rsid="003ca921" officeooo:paragraph-rsid="0018f66e" style:font-style-asian="normal" style:font-style-complex="normal"/>
    </style:style>
    <style:style style:name="P13" style:family="paragraph" style:parent-style-name="Standard">
      <style:text-properties fo:font-style="normal" officeooo:rsid="003e47fa" officeooo:paragraph-rsid="0018f66e" style:font-style-asian="normal" style:font-style-complex="normal"/>
    </style:style>
    <style:style style:name="P14" style:family="paragraph" style:parent-style-name="Standard">
      <style:text-properties fo:font-style="normal" officeooo:rsid="004001c2" officeooo:paragraph-rsid="0018f66e" style:font-style-asian="normal" style:font-style-complex="normal"/>
    </style:style>
    <style:style style:name="P15" style:family="paragraph" style:parent-style-name="Standard">
      <style:text-properties style:font-name="Liberation Serif" fo:font-style="italic" officeooo:rsid="004001c2" officeooo:paragraph-rsid="0018f66e" style:font-style-asian="italic" style:font-style-complex="italic"/>
    </style:style>
    <style:style style:name="P16" style:family="paragraph" style:parent-style-name="Standard">
      <style:text-properties style:font-name="Liberation Serif" fo:font-style="italic" officeooo:rsid="0018472c" officeooo:paragraph-rsid="0018f66e" style:font-style-asian="italic" style:font-style-complex="italic"/>
    </style:style>
    <style:style style:name="P17" style:family="paragraph" style:parent-style-name="Standard">
      <style:text-properties style:font-name="Liberation Serif" fo:font-style="italic" officeooo:rsid="00197f18" officeooo:paragraph-rsid="0018f66e" style:font-style-asian="italic" style:font-style-complex="italic"/>
    </style:style>
    <style:style style:name="P18" style:family="paragraph" style:parent-style-name="Standard">
      <style:paragraph-properties fo:text-align="center" style:justify-single-word="false"/>
      <style:text-properties style:font-name="Liberation Serif" officeooo:rsid="0018472c" officeooo:paragraph-rsid="0018f66e"/>
    </style:style>
    <style:style style:name="P19" style:family="paragraph" style:parent-style-name="Standard">
      <style:text-properties style:font-name="Liberation Serif" officeooo:rsid="0018472c" officeooo:paragraph-rsid="0018f66e"/>
    </style:style>
    <style:style style:name="P20" style:family="paragraph" style:parent-style-name="Standard">
      <style:text-properties officeooo:rsid="0018472c" officeooo:paragraph-rsid="0018f66e"/>
    </style:style>
    <style:style style:name="T1" style:family="text">
      <style:text-properties officeooo:rsid="010676db"/>
    </style:style>
    <style:style style:name="T2" style:family="text">
      <style:text-properties officeooo:rsid="0122dfd5"/>
    </style:style>
    <style:style style:name="T3" style:family="text">
      <style:text-properties officeooo:rsid="003e47fa"/>
    </style:style>
    <style:style style:name="T4" style:family="text">
      <style:text-properties officeooo:rsid="0105eae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1241049"/>
    </style:style>
    <style:style style:name="T7" style:family="text">
      <style:text-properties officeooo:rsid="004001c2"/>
    </style:style>
    <style:style style:name="T8" style:family="text">
      <style:text-properties officeooo:rsid="0318fe10"/>
    </style:style>
    <style:style style:name="T9" style:family="text">
      <style:text-properties officeooo:rsid="004122b4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fo:font-size="12pt" style:font-size-asian="12pt" style:font-size-complex="12pt"/>
    </style:style>
    <style:style style:name="T12" style:family="text">
      <style:text-properties style:font-name="Liberation Serif" fo:font-style="italic" style:font-style-asian="italic" style:font-style-complex="italic"/>
    </style:style>
    <style:style style:name="T13" style:family="text">
      <style:text-properties style:font-name="Liberation Serif" fo:font-style="italic" officeooo:rsid="0318fe10" style:font-style-asian="italic" style:font-style-complex="italic"/>
    </style:style>
    <style:style style:name="T14" style:family="text">
      <style:text-properties fo:font-variant="normal" fo:text-transform="none" fo:color="#252525" style:font-name="Liberation Serif" fo:font-size="13pt" fo:letter-spacing="normal" fo:font-style="normal" fo:font-weight="normal" officeooo:rsid="000842ac" style:font-size-asian="13pt" style:font-size-complex="13pt"/>
    </style:style>
    <style:style style:name="T15" style:family="text">
      <style:text-properties fo:font-variant="normal" fo:text-transform="none" fo:color="#252525" style:font-name="Liberation Serif" fo:font-size="12pt" fo:letter-spacing="normal" fo:font-style="normal" fo:font-weight="normal" officeooo:rsid="0010dad4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252525" fo:font-size="12pt" fo:letter-spacing="normal" fo:font-style="normal" fo:font-weight="normal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252525" fo:font-size="12pt" fo:letter-spacing="normal" fo:font-style="normal" fo:font-weight="normal" officeooo:rsid="00194d40" style:font-size-asian="12pt" style:font-weight-asian="bold" style:font-size-complex="12pt" style:font-weight-complex="bold"/>
    </style:style>
    <style:style style:name="T18" style:family="text">
      <style:text-properties officeooo:rsid="013217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Целоваться Ольга умела и любила, не зря же у неё такие чувственные губы.</text:p>
      <text:p text:style-name="P11">Горьковатый привкус горелого табака в её дыхании меня не слишком отвлекал. Да и потом, на следующем провожании до калитки она поделилась со мной сигаретой. </text:p>
      <text:p text:style-name="P11">Я опасливо попробовал, но прошло без эксцессов, а дальше и сам втянулся.</text:p>
      <text:p text:style-name="P11">В хате, до которой я её провожал, жила её тётка. Ольга приехала к ней на лето, погостить.</text:p>
      <text:p text:style-name="P11">Сама она из Феодосии, там у неё мама и старшая сестра.</text:p>
      <text:p text:style-name="P11">Отец погиб, когда ей было двенадцать лет. Несчастный случай на тракторе. </text:p>
      <text:p text:style-name="P11">Она его так любила, что иногда ходила ночью на кладбище — плакать <text:span text:style-name="T2">возле </text:span>арматурного памятника с табличкой «Абрам Косьменко». </text:p>
      <text:p text:style-name="P11"><text:span text:style-name="T3">Блатное имя — да? Но о</text:span>н не еврей, просто имя такое.</text:p>
      <text:p text:style-name="P11">Мать привела отчима, <text:span text:style-name="T2">правда,</text:span> они не распис<text:span text:style-name="T3">аны</text:span>. Музыкант, на ударнике стучит. </text:p>
      <text:p text:style-name="P11">Один раз Ольга лежала на диване с температурой, телевизор смотрела. Он сел в ногах и краем её одеяла укрыл свои колени. Мать как увидела, так орала!</text:p>
      <text:p text:style-name="P12">Потом она занялась лёгкой атлетикой. Бег на сто метров. Тренер говорил, что у неё хорошие данные. </text:p>
      <text:p text:style-name="P12">Их возили в Симферополь на соревнования. Перед забегом тренер заставлял всех съесть по целому лимону. Без сахара. Говорил: «Прямо — в кровь!»</text:p>
      <text:p text:style-name="P12">Так, между поцелуями, мы всё ближе узнавали друг друга.</text:p>
      <text:p text:style-name="P12"/>
      <text:p text:style-name="P12">После того концерта Чепа, Владя и я поехали на Сейм с ночёвкой.</text:p>
      <text:p text:style-name="P12">Мы с Чепой вечерней электричкой привезли с собой большой виниловый мешок. Его отец достал в Рембазе. Там это упаковка от каких-то вертолётных частей. </text:p>
      <text:p text:style-name="P12"><text:span text:style-name="T4">Б</text:span>ольшой <text:s/><text:span text:style-name="T4">т</text:span>акой мешок — целая палатка на троих.</text:p>
      <text:p text:style-name="P12">Ещё мы привезли гитару, а потом приехал Владя на своём мопеде «Рига-4» и привёз ужин.</text:p>
      <text:p text:style-name="P12">Мешок-палатку мы поставили на заросшей ивняком песчаной косе, недалеко от железнодорожного моста.</text:p>
      <text:p text:style-name="P12">Стемнело. Мы развели костёр. Поужинали. </text:p>
      <text:p text:style-name="P12">Правда, Владя привёз слишком много зáкуси — больше разбросали, чем съели. </text:p>
      <text:p text:style-name="P12">Ничего, утром опять сгоняет в город, подвезёт жратвы.</text:p>
      <text:p text:style-name="P12">Владя начал играть на гитаре проигрыши из разных рокэнролов. Над водой гитара звучит улётно. <text:span text:style-name="T2">Ништяк</text:span>, чётко звучит.</text:p>
      <text:p text:style-name="P12">Одному рыбаку, что заякорил свою плоскодонку посреди Сейма для ночного лова, понравилось, попросил ещё чего-нибудь сбацать. </text:p>
      <text:p text:style-name="P12">Но когда мы завели «Шыз-гары!» другой ночной ловец издалека — аж от того берега — начал материться, что рыбу распугаем.</text:p>
      <text:p text:style-name="P13">Чепа посоветовал не связываться, а то пойдёт позовёт ещё мужиков из домиков.</text:p>
      <text:p text:style-name="P13">Костёр догорел и мы залезли под виниловую крышу.</text:p>
      <text:p text:style-name="P13"/>
      <text:p text:style-name="P13">На рассвете я проснулся от воды капавшей мне на лицо.</text:p>
      <text:p text:style-name="P13">Винил совершенно водо- и воздухонепроницаемый материал. Наше тёплое дыхание оседало на охлаждённом августовской ночью виниле и превращалось в водяные капли — конденсат. О нём не учат в школе.</text:p>
      <text:p text:style-name="P13">Так что утро мы встретили холодными и голодными. </text:p>
      <text:p text:style-name="P13">Я еле-еле уговорил Владю, чтоб он доверил мне «Ригу-4», сгонять за едой в город вместо него.</text:p>
      <text:p text:style-name="P13">Всё же моторы — это вещь. Ничего крутить не надо, кроме рукоятки газа.</text:p>
      <text:p text:style-name="P13">Я въехал в город прокладывая в уме маршруты — сперва к себе на хату, потом на хату к Чепе, потом к Владе. </text:p>
      <text:p text:style-name="P13">Собрать что будет съестного и — обратно на Сейм.</text:p>
      <text:p text:style-name="P13"><text:tab/><text:tab/><text:tab/><text:span text:style-name="T5">Рассчитали на бумаге,</text:span></text:p>
      <text:p text:style-name="P13"><text:soft-page-break/><text:span text:style-name="T5"><text:tab/><text:tab/><text:tab/>Да забыли про овраги</text:span>...</text:p>
      <text:p text:style-name="P13">Войдя в левый вираж между Вокзалом и парком Лунатика, я услышал своё имя.</text:p>
      <text:p text:style-name="P13">Через привокзальную площадь неслась Ольга в своей красной мини-юбке. </text:p>
      <text:p text:style-name="P13">Прав был <text:span text:style-name="T6">её</text:span> тренер — данные что надо. </text:p>
      <text:p text:style-name="P13">Я сбросил газ и дал мопеду остановиться.</text:p>
      <text:p text:style-name="P13">Она подбежала почти не запыхавшись и начала делать мне вливание — уже три дня, как я пропал неизвестно где, не хочу с нею встречаться, так и не надо, она не напрашивается, вчера мать вызвала её телеграммой на телефонный разговор с Феодосией, говорит, хватит уже сколько погостила, может послезавтра она уже уедет от тётки, а мне всё равно, умотал себе на Сейм, друзья мне дороже, таких друзей за хуй да в музей, <text:span text:style-name="T7">а она такая дура, нашла с кем связаться, а если она мне дорогá, я должен остаться с нею...</text:span></text:p>
      <text:p text:style-name="P13"/>
      <text:p text:style-name="P14">После холодного конденсатного душа столь пылкое бушевание и угроза замаячившей разлуки, и надежда — а вдруг даст напоследок? — <text:s/>сделали своё дело.</text:p>
      <text:p text:style-name="P14">Я выпросил только пару часов — отвести мопед к Владе на хату и сходить переодеться перед нашей встречей в Парке...</text:p>
      <text:p text:style-name="P14">Вот так становятся тряпками. Так предают друзей.</text:p>
      <text:p text:style-name="P14">Конечно, они приехали с <text:s/>Сейма пятичасовой электричкой, после того, как прочесали всю заросшую ивняком косу в поисках объедков, которые <text:span text:style-name="T8">так </text:span>бездумно расшвыривали куда попало накануне вечером. </text:p>
      <text:p text:style-name="P14">И я их понимаю — однажды и сам чуть не сдох на Сейму с голодухи.</text:p>
      <text:p text:style-name="P14">Три дня они со мной не разговаривали — бойкот. <text:s/></text:p>
      <text:p text:style-name="P14">И я их понимаю — дольше не продержаться, когда делаешь одно дело, а общаться <text:span text:style-name="T4">вынужден</text:span> только через Чубу.</text:p>
      <text:p text:style-name="P14"/>
      <text:p text:style-name="P15"><text:span text:style-name="T4">(...п</text:span>одло предавать друзей. Согласен. </text:p>
      <text:p text:style-name="P15">Но из всех подлостей совершённых мною за свою жизнь об этой, почему-то, я сожалею менее всего.</text:p>
      <text:p text:style-name="P15">Хотя, конечно, сожалею.</text:p>
      <text:p text:style-name="P15">- Бабник, тряпка, предал своих корешей за кусок вонючей дырки, за бабу предал,- скажут 95% реальных пацанов.</text:p>
      <text:p text:style-name="P15">Ну, ладно — переборщил — 93%. </text:p>
      <text:p text:style-name="P15">И я их пойму. </text:p>
      <text:p text:style-name="P15">И соглашусь с ними. </text:p>
      <text:p text:style-name="P15">И я их пожалею — не повезло беднягам. Не попадалась им такая баба, <text:span text:style-name="T9">ради</text:span> которой стоило предать...<text:span text:style-name="T1">)</text:span></text:p>
      <text:p text:style-name="P16"/>
      <text:p text:style-name="P20">Итак, Ольга.</text:p>
      <text:p text:style-name="P20">Конечно, размер её груди намного уступал размерам На<text:span text:style-name="T10">та</text:span><text:span text:style-name="T11">л</text:span><text:span text:style-name="T14">и́</text:span><text:span text:style-name="T15">. </text:span></text:p>
      <text:p text:style-name="P3">И они <text:span text:style-name="T8">у неё </text:span>не отличались упругостью, как предписывается грудям девственниц в литературных традициях.</text:p>
      <text:p text:style-name="P3">Но когда я впервые, стоя у тёткиной калитки, расстегнул на себе рубаху, а на ней кофточку и стиснул её наготу, то поразился необъятности ощущения от прижавшейся женской плоти.</text:p>
      <text:p text:style-name="P3">Лифчика на ней не было, она перед этим заходила в тёмный двор хаты.</text:p>
      <text:p text:style-name="P3">А то, что грудь такая небольшая и соски не твёрдые объяснила нырянием со скалы за рапанами. </text:p>
      <text:p text:style-name="P3">Глубина оказалась большой и потом в больнице пришлось прокалывать ей груди.</text:p>
      <text:p text:style-name="P3"/>
      <text:p text:style-name="P5"><text:span text:style-name="T1">(...л</text:span>апша на уши? Понятия не имею.</text:p>
      <text:p text:style-name="P5">При моей лопоухости я верю всему, что мне говорят. </text:p>
      <text:p text:style-name="P5">Серьёзно, пока слушаю — верю всем и вся. А из-за своего, не менее фундаментального, тугодумия логическое осмысление услышанного начинаю на вторые или третьи сутки.</text:p>
      <text:p text:style-name="P5"><text:soft-page-break/>Но в тот момент мне было вовсе не до логики — рапаны, так рапаны. </text:p>
      <text:p text:style-name="P5">Это лишь теперь немного интересно — что оно за хрень? Да, и то не <text:s/>очень...<text:span text:style-name="T18">)</text:span></text:p>
      <text:p text:style-name="P19"/>
      <text:p text:style-name="P18"><text:span text:style-name="T16">Но что в ней </text:span><text:span text:style-name="T17">безоговорочно пленяло</text:span><text:span text:style-name="T16">, так это — ноги.</text:span></text:p>
      <text:p text:style-name="P2"/>
      <text:p text:style-name="P6"><text:span text:style-name="T18">(...т</text:span>огда во всём мире бурлила сексуальная революция, а законы революционного времени — беспощадны. И уж тем более законы революционной моды.</text:p>
      <text:p text:style-name="P6">Это в нынешние демократические времена хочешь — макси одевай, хочешь — миди, а можешь и всю жизнь в трениках проходить, если, конечно, на них есть адидасовские полоски.</text:p>
      <text:p text:style-name="P6">Сексуальная революция установила диктатуру мини.</text:p>
      <text:p text:style-name="P6">Так что, коль ты считаешь себя женщиной — изволь обнажить колени. </text:p>
      <text:p text:style-name="P6">Закон — есть закон. </text:p>
      <text:p text:style-name="P9"><text:span text:style-name="T12">Если ты не махнула на себя рукой, как на женщину, твоя юбка или платье должн</text:span><text:span text:style-name="T13">ы</text:span><text:span text:style-name="T12"> кончаться, как минимум, на три сантиметра выше колен. </text:span></text:p>
      <text:p text:style-name="P9"><text:span text:style-name="T12">Закон суров, но с</text:span>праведлив, или записывайся в пенсионерки...<text:span text:style-name="T1">)</text:span></text:p>
      <text:p text:style-name="P4"/>
      <text:p text:style-name="P4">У Ольги мини было на двадцать сантиметров выше <text:span text:style-name="T1">колен</text:span>. Поэтому, когда она садилась, <text:span text:style-name="T1">то </text:span>кисть руки её целомудренно спускалась между спортивно спелых ляжек, чтоб <text:s/>не выглядывали трусики.</text:p>
      <text:p text:style-name="P4">И когда я сверкающим солнечным днём стоял у тоннеля Путепровода, а она в жёлтоволосой стрижке и красной мини-юбке сбегала с лёгкой атлетической припрыжкой вниз по лестнице от Парка, мне стало ясно, что я родился в очень даже правильную эпоху.</text:p>
      <text:p text:style-name="P1">Порыв ветра взметнул на ней юбку и она, на бегу, оправила её классическим жестом Мэрилин Монро из другой эпохи.</text:p>
      <text:p text:style-name="P1"/>
      <text:p text:style-name="P8"><text:span text:style-name="T1">(...в</text:span> такие мгновения все рапаны мира и голодные братаны, жующие <text:s/>горбушки с сухим сеймовским песком, пусть катятся в тартарары!</text:p>
      <text:p text:style-name="P8"><text:tab/><text:tab/><text:tab/>...две ножки... грустный, охладелый,</text:p>
      <text:p text:style-name="P8"><text:tab/><text:tab/><text:tab/> <text:s text:c="2"/>я всё их помню...</text:p>
      <text:p text:style-name="P8">Или, как сказал иной, более прагматичный избранник муз:</text:p>
      <text:p text:style-name="P7">- Ольга, за твои ножки я б отдал всё, кроме получки и выходного дня!..<text:span text:style-name="T1">)</text:span></text:p>
      <text:p text:style-name="P17"/>
      <text:p text:style-name="P1">Он был её сотрудником на Тряпках, куда она устроилась работать, потому что не уехала к маме в Феодосию, а осталась жить у тётки.</text:p>
      <text:p text:style-name="P1">Тряпками в Конотопе называют Фабрику Вторсырья. </text:p>
      <text:p text:style-name="P1">Она на самом краю города — первая остановка электрички по пути на Сейм.</text:p>
      <text:p text:style-name="P1">Зачем так далеко?</text:p>
      <text:p text:style-name="P1">Просто на Тряпках не слишком-то оглядываются на трудовое законодательство, а Ольге тогда <text:span text:style-name="T1">едва </text:span>исполнилось пятнадцать ле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7:56:51.071128129</meta:creation-date>
    <dc:date>2017-03-01T17:56:57.306911441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88" meta:word-count="1227" meta:character-count="7716" meta:non-whitespace-character-count="6496"/>
    <meta:generator>LibreOffice/4.3.3.2$Linux_x86 LibreOffice_project/430m0$Build-2</meta:generator>
  </office:meta>
</office:document-meta>
</file>